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10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10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1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1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1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1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11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1">
            <text:p>Не удается вызвать контекстное меню свойств фигуры, если она находится под зоной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11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1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1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10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1-14T16:58:28Z</dc:date>
    <meta:editing-cycles>1</meta:editing-cycles>
    <meta:editing-duration>PT53S</meta:editing-duration>
  </office:meta>
</office:document-meta>
</file>